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600000281BEAAC0191B8504D2.png" manifest:media-type="image/png"/>
  <manifest:file-entry manifest:full-path="Pictures/10000201000001220000003D5D4F608F1BC0869B.png" manifest:media-type="image/png"/>
  <manifest:file-entry manifest:full-path="Pictures/10000201000001970000002A12B5B6D7312ED5E1.png" manifest:media-type="image/png"/>
  <manifest:file-entry manifest:full-path="Pictures/10000201000003A80000026C0826E2B6399502E6.png" manifest:media-type="image/png"/>
  <manifest:file-entry manifest:full-path="Pictures/10000201000003B20000028ABA9345363A464489.png" manifest:media-type="image/png"/>
  <manifest:file-entry manifest:full-path="Pictures/10000201000003810000027CC1F6219BF36DE63B.png" manifest:media-type="image/png"/>
  <manifest:file-entry manifest:full-path="Pictures/10000201000003B6000002139F4E30806C06B155.png" manifest:media-type="image/png"/>
  <manifest:file-entry manifest:full-path="Pictures/1000020100000193000000207BADCC4767E6A1A3.png" manifest:media-type="image/png"/>
  <manifest:file-entry manifest:full-path="Pictures/100002010000037F00000299B17A90CFDD84EB04.png" manifest:media-type="image/png"/>
  <manifest:file-entry manifest:full-path="Pictures/10000201000001020000004F9F2F6D40C2673C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7.716cm" svg:height="15.491cm" svg:x="0.104cm" svg:y="2.032cm">
          <draw:image xlink:href="Pictures/10000201000003B6000002139F4E30806C06B1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cuación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1"><text:s text:c="2"/></text:span><text:span text:style-name="T1">y</text:span><text:span text:style-name="T2">it</text:span> = N burócratas ó tierras expropiadas<text:line-break/></text:p>
              </text:list-item>
              <text:list-item>
                <text:p><text:line-break/></text:p>
              </text:list-item>
              <text:list-item>
                <text:p><text:span text:style-name="T1">Suitability</text:span><text:span text:style-name="T2">ig</text:span> = capacidad del municipio <text:span text:style-name="T1">i</text:span> para producir cultivo <text:span text:style-name="T1">g</text:span> (ton/Ha, FAO) </text:p>
              </text:list-item>
            </text:list>
          </draw:text-box>
        </draw:frame>
        <draw:frame draw:style-name="gr1" draw:text-style-name="P2" draw:layer="layout" svg:width="19.207cm" svg:height="1.524cm" svg:x="4.777cm" svg:y="6.398cm">
          <draw:image xlink:href="Pictures/1000020100000193000000207BADCC4767E6A1A3.png" xlink:type="simple" xlink:show="embed" xlink:actuate="onLoad">
            <text:p/>
          </draw:image>
        </draw:frame>
        <draw:frame draw:style-name="gr1" draw:text-style-name="P2" draw:layer="layout" svg:width="13.191cm" svg:height="4.038cm" svg:x="2.235cm" svg:y="10.105cm">
          <draw:image xlink:href="Pictures/10000201000001020000004F9F2F6D40C2673C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152cm" svg:height="20.174cm" svg:x="0.322cm" svg:y="0.4cm">
          <draw:image xlink:href="Pictures/100002010000037F00000299B17A90CFDD84EB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42cm" svg:height="19.812cm" svg:x="0.063cm" svg:y="0.508cm">
          <draw:image xlink:href="Pictures/10000201000003810000027CC1F6219BF36DE6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055cm" svg:height="18.589cm" svg:x="0.312cm" svg:y="0.908cm">
          <draw:image xlink:href="Pictures/10000201000003B20000028ABA9345363A4644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cuación 2 (x-seccional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/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21.59cm" svg:height="2.095cm" svg:x="3.81cm" svg:y="4.763cm">
          <draw:image xlink:href="Pictures/10000201000001970000002A12B5B6D7312ED5E1.png" xlink:type="simple" xlink:show="embed" xlink:actuate="onLoad">
            <text:p/>
          </draw:image>
        </draw:frame>
        <draw:frame draw:style-name="gr1" draw:text-style-name="P2" draw:layer="layout" svg:width="15.382cm" svg:height="3.043cm" svg:x="3.922cm" svg:y="7.571cm">
          <draw:image xlink:href="Pictures/10000201000001220000003D5D4F608F1BC086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3cm" svg:height="18.542cm" svg:x="-0.163cm" svg:y="1.016cm">
          <draw:image xlink:href="Pictures/10000201000003A80000026C0826E2B6399502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719cm" svg:height="19.699cm" svg:x="0.154cm" svg:y="0.621cm">
          <draw:image xlink:href="Pictures/100002010000038600000281BEAAC0191B8504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5T16:51:48.735650507</meta:creation-date>
    <dc:date>2021-08-11T11:35:50.533294651</dc:date>
    <meta:editing-duration>PT42M50S</meta:editing-duration>
    <meta:editing-cycles>4</meta:editing-cycles>
    <meta:generator>LibreOffice/5.1.6.2$Linux_X86_64 LibreOffice_project/10m0$Build-2</meta:generator>
    <meta:document-statistic meta:object-count="63"/>
  </office:meta>
</office:document-meta>
</file>